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26in"/>
    </style:style>
    <style:style style:name="co3" style:family="table-column">
      <style:table-column-properties fo:break-before="auto" style:column-width="1.12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3035in" svg:height="6.189in" svg:x="5.9217in" svg:y="0.9835in">
            <draw:object draw:notify-on-update-of-ranges="Sheet1.A1:Sheet1.A1 Sheet1.A2:Sheet1.A10 Sheet1.B1:Sheet1.B1 Sheet1.B2:Sheet1.B10 Sheet1.A1:Sheet1.A1 Sheet1.A2:Sheet1.A10 Sheet1.C1:Sheet1.C1 Sheet1.C2:Sheet1.C10 Sheet1.A1:Sheet1.A1 Sheet1.A2:Sheet1.A10 Sheet1.D1:Sheet1.D1 Sheet1.D2:Sheet1.D10 Sheet1.A1:Sheet1.A1 Sheet1.A2:Sheet1.A10 Sheet1.E1:Sheet1.E1 Sheet1.E2:Sheet1.E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57in" svg:height="3.5433in" svg:x="0.0012in" svg:y="5.3535in">
            <draw:object draw:notify-on-update-of-ranges="Sheet1.A14:Sheet1.A22 Sheet1.B1:Sheet1.B1 Sheet1.B14:Sheet1.B22 Sheet1.A14:Sheet1.A22 Sheet1.C1:Sheet1.C1 Sheet1.C14:Sheet1.C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Weighted</text:p>
          </table:table-cell>
          <table:table-cell office:value-type="string" calcext:value-type="string">
            <text:p>Not Weighted</text:p>
          </table:table-cell>
          <table:table-cell office:value-type="string" calcext:value-type="string">
            <text:p>Weighted Fit</text:p>
          </table:table-cell>
          <table:table-cell office:value-type="string" calcext:value-type="string">
            <text:p>Not Weighted Fi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02" calcext:value-type="float">
            <text:p>0.002</text:p>
          </table:table-cell>
          <table:table-cell table:formula="of:=([.A2]^2 * [.D$11])" office:value-type="float" office:value="0.000128" calcext:value-type="float">
            <text:p>0.000128</text:p>
          </table:table-cell>
          <table:table-cell table:formula="of:=(([.A2]^3 * LOG([.A2];2)) * [.E$11])" office:value-type="float" office:value="0.000000950272" calcext:value-type="float">
            <text:p>9.50272E-007</text:p>
          </table:table-cell>
        </table:table-row>
        <table:table-row table:style-name="ro1">
          <table:table-cell table:formula="of:=([.A2] * 2)" office:value-type="float" office:value="32" calcext:value-type="float">
            <text:p>32</text:p>
          </table:table-cell>
          <table:table-cell table:number-columns-repeated="2" office:value-type="float" office:value="0.002" calcext:value-type="float">
            <text:p>0.002</text:p>
          </table:table-cell>
          <table:table-cell table:formula="of:=([.A3]^2 * [.D$11])" office:value-type="float" office:value="0.000512" calcext:value-type="float">
            <text:p>0.000512</text:p>
          </table:table-cell>
          <table:table-cell table:formula="of:=(([.A3]^3 * LOG([.A3];2)) * [.E$11])" office:value-type="float" office:value="0.00000950272" calcext:value-type="float">
            <text:p>9.50272E-006</text:p>
          </table:table-cell>
        </table:table-row>
        <table:table-row table:style-name="ro1">
          <table:table-cell table:formula="of:=([.A3] * 2)" office:value-type="float" office:value="64" calcext:value-type="float">
            <text:p>6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table:formula="of:=([.A4]^2 * [.D$11])" office:value-type="float" office:value="0.002048" calcext:value-type="float">
            <text:p>0.002048</text:p>
          </table:table-cell>
          <table:table-cell table:formula="of:=(([.A4]^3 * LOG([.A4];2)) * [.E$11])" office:value-type="float" office:value="0.000091226112" calcext:value-type="float">
            <text:p>9.1226112E-005</text:p>
          </table:table-cell>
        </table:table-row>
        <table:table-row table:style-name="ro1">
          <table:table-cell table:formula="of:=([.A4] * 2)" office:value-type="float" office:value="128" calcext:value-type="float">
            <text:p>12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table:formula="of:=([.A5]^2 * [.D$11])" office:value-type="float" office:value="0.008192" calcext:value-type="float">
            <text:p>0.008192</text:p>
          </table:table-cell>
          <table:table-cell table:formula="of:=(([.A5]^3 * LOG([.A5];2)) * [.E$11])" office:value-type="float" office:value="0.000851443712" calcext:value-type="float">
            <text:p>0.0008514437</text:p>
          </table:table-cell>
        </table:table-row>
        <table:table-row table:style-name="ro1">
          <table:table-cell table:formula="of:=([.A5] * 2)" office:value-type="float" office:value="256" calcext:value-type="float">
            <text:p>25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table:formula="of:=([.A6]^2 * [.D$11])" office:value-type="float" office:value="0.032768" calcext:value-type="float">
            <text:p>0.032768</text:p>
          </table:table-cell>
          <table:table-cell table:formula="of:=(([.A6]^3 * LOG([.A6];2)) * [.E$11])" office:value-type="float" office:value="0.007784628224" calcext:value-type="float">
            <text:p>0.0077846282</text:p>
          </table:table-cell>
        </table:table-row>
        <table:table-row table:style-name="ro1">
          <table:table-cell table:formula="of:=([.A6] * 2)" office:value-type="float" office:value="512" calcext:value-type="float">
            <text:p>51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4" calcext:value-type="float">
            <text:p>0.064</text:p>
          </table:table-cell>
          <table:table-cell table:formula="of:=([.A7]^2 * [.D$11])" office:value-type="float" office:value="0.131072" calcext:value-type="float">
            <text:p>0.131072</text:p>
          </table:table-cell>
          <table:table-cell table:formula="of:=(([.A7]^3 * LOG([.A7];2)) * [.E$11])" office:value-type="float" office:value="0.070061654016" calcext:value-type="float">
            <text:p>0.070061654</text:p>
          </table:table-cell>
        </table:table-row>
        <table:table-row table:style-name="ro1">
          <table:table-cell table:formula="of:=([.A7] * 2)" office:value-type="float" office:value="1024" calcext:value-type="float">
            <text:p>1024</text:p>
          </table:table-cell>
          <table:table-cell office:value-type="float" office:value="0.406" calcext:value-type="float">
            <text:p>0.406</text:p>
          </table:table-cell>
          <table:table-cell office:value-type="float" office:value="0.502" calcext:value-type="float">
            <text:p>0.502</text:p>
          </table:table-cell>
          <table:table-cell table:formula="of:=([.A8]^2 * [.D$11])" office:value-type="float" office:value="0.524288" calcext:value-type="float">
            <text:p>0.524288</text:p>
          </table:table-cell>
          <table:table-cell table:formula="of:=(([.A8]^3 * LOG([.A8];2)) * [.E$11])" office:value-type="float" office:value="0.62277025792" calcext:value-type="float">
            <text:p>0.6227702579</text:p>
          </table:table-cell>
        </table:table-row>
        <table:table-row table:style-name="ro1">
          <table:table-cell table:formula="of:=([.A8] * 2)" office:value-type="float" office:value="2048" calcext:value-type="float">
            <text:p>2048</text:p>
          </table:table-cell>
          <table:table-cell office:value-type="float" office:value="2.035" calcext:value-type="float">
            <text:p>2.035</text:p>
          </table:table-cell>
          <table:table-cell office:value-type="float" office:value="5.952" calcext:value-type="float">
            <text:p>5.952</text:p>
          </table:table-cell>
          <table:table-cell table:formula="of:=([.A9]^2 * [.D$11])" office:value-type="float" office:value="2.097152" calcext:value-type="float">
            <text:p>2.097152</text:p>
          </table:table-cell>
          <table:table-cell table:formula="of:=(([.A9]^3 * LOG([.A9];2)) * [.E$11])" office:value-type="float" office:value="5.480378269696" calcext:value-type="float">
            <text:p>5.4803782697</text:p>
          </table:table-cell>
        </table:table-row>
        <table:table-row table:style-name="ro1">
          <table:table-cell table:formula="of:=([.A9] * 2)" office:value-type="float" office:value="4096" calcext:value-type="float">
            <text:p>4096</text:p>
          </table:table-cell>
          <table:table-cell office:value-type="float" office:value="7.375" calcext:value-type="float">
            <text:p>7.375</text:p>
          </table:table-cell>
          <table:table-cell office:value-type="float" office:value="46.447" calcext:value-type="float">
            <text:p>46.447</text:p>
          </table:table-cell>
          <table:table-cell table:formula="of:=([.A10]^2 * [.D$11])" office:value-type="float" office:value="8.388608" calcext:value-type="float">
            <text:p>8.388608</text:p>
          </table:table-cell>
          <table:table-cell table:formula="of:=(([.A10]^3 * LOG([.A10];2)) * [.E$11])" office:value-type="float" office:value="47.828755808256" calcext:value-type="float">
            <text:p>47.8287558083</text:p>
          </table:table-cell>
        </table:table-row>
        <table:table-row table:style-name="ro1">
          <table:table-cell table:number-columns-repeated="3"/>
          <table:table-cell table:formula="of:=(5* 10 ^ - 7)" office:value-type="float" office:value="0.0000005" calcext:value-type="float">
            <text:p>0.0000005</text:p>
          </table:table-cell>
          <table:table-cell table:style-name="ce1" table:formula="of:=(5.8 * 10 ^ -11)" office:value-type="boolean" office:boolean-value="0.000000000058" calcext:value-type="boolean">
            <text:p>TRUE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2">
          <table:table-cell table:formula="of:=([.A14] * 2)" office:value-type="float" office:value="32" calcext:value-type="float">
            <text:p>3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1" calcext:value-type="float">
            <text:p>0.141</text:p>
          </table:table-cell>
          <table:table-cell table:number-columns-repeated="2"/>
        </table:table-row>
        <table:table-row table:style-name="ro2">
          <table:table-cell table:formula="of:=([.A15] * 2)" office:value-type="float" office:value="64" calcext:value-type="float">
            <text:p>64</text:p>
          </table:table-cell>
          <table:table-cell office:value-type="float" office:value="0.181" calcext:value-type="float">
            <text:p>0.181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2">
          <table:table-cell table:formula="of:=([.A16] * 2)" office:value-type="float" office:value="128" calcext:value-type="float">
            <text:p>128</text:p>
          </table:table-cell>
          <table:table-cell office:value-type="float" office:value="0.366" calcext:value-type="float">
            <text:p>0.366</text:p>
          </table:table-cell>
          <table:table-cell office:value-type="float" office:value="0.563" calcext:value-type="float">
            <text:p>0.563</text:p>
          </table:table-cell>
          <table:table-cell table:number-columns-repeated="2"/>
        </table:table-row>
        <table:table-row table:style-name="ro2">
          <table:table-cell table:formula="of:=([.A17] * 2)" office:value-type="float" office:value="256" calcext:value-type="float">
            <text:p>256</text:p>
          </table:table-cell>
          <table:table-cell office:value-type="float" office:value="0.74" calcext:value-type="float">
            <text:p>0.74</text:p>
          </table:table-cell>
          <table:table-cell office:value-type="float" office:value="1.138" calcext:value-type="float">
            <text:p>1.138</text:p>
          </table:table-cell>
          <table:table-cell table:number-columns-repeated="2"/>
        </table:table-row>
        <table:table-row table:style-name="ro1">
          <table:table-cell table:formula="of:=([.A18] * 2)" office:value-type="float" office:value="512" calcext:value-type="float">
            <text:p>512</text:p>
          </table:table-cell>
          <table:table-cell office:value-type="float" office:value="1.5" calcext:value-type="float">
            <text:p>1.5</text:p>
          </table:table-cell>
          <table:table-cell office:value-type="float" office:value="2.273" calcext:value-type="float">
            <text:p>2.273</text:p>
          </table:table-cell>
          <table:table-cell table:number-columns-repeated="2"/>
        </table:table-row>
        <table:table-row table:style-name="ro2">
          <table:table-cell table:formula="of:=([.A19] * 2)" office:value-type="float" office:value="1024" calcext:value-type="float">
            <text:p>1024</text:p>
          </table:table-cell>
          <table:table-cell office:value-type="float" office:value="3.164" calcext:value-type="float">
            <text:p>3.164</text:p>
          </table:table-cell>
          <table:table-cell office:value-type="float" office:value="4.456" calcext:value-type="float">
            <text:p>4.456</text:p>
          </table:table-cell>
          <table:table-cell table:number-columns-repeated="2"/>
        </table:table-row>
        <table:table-row table:style-name="ro2">
          <table:table-cell table:formula="of:=([.A20] * 2)" office:value-type="float" office:value="2048" calcext:value-type="float">
            <text:p>2048</text:p>
          </table:table-cell>
          <table:table-cell office:value-type="float" office:value="6.274" calcext:value-type="float">
            <text:p>6.274</text:p>
          </table:table-cell>
          <table:table-cell office:value-type="float" office:value="9.154" calcext:value-type="float">
            <text:p>9.154</text:p>
          </table:table-cell>
          <table:table-cell table:number-columns-repeated="2"/>
        </table:table-row>
        <table:table-row table:style-name="ro1">
          <table:table-cell table:formula="of:=([.A21] * 2)" office:value-type="float" office:value="4096" calcext:value-type="float">
            <text:p>4096</text:p>
          </table:table-cell>
          <table:table-cell office:value-type="float" office:value="12.613" calcext:value-type="float">
            <text:p>12.613</text:p>
          </table:table-cell>
          <table:table-cell office:value-type="float" office:value="18.229" calcext:value-type="float">
            <text:p>18.22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<text:s text:c="9"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9"/>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8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00:00:04.140163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2:48:28.939220218</meta:creation-date>
    <meta:editing-duration>PT1H22M30S</meta:editing-duration>
    <meta:editing-cycles>8</meta:editing-cycles>
    <meta:generator>LibreOffice/4.1.2.3$Linux_X86_64 LibreOffice_project/410m0$Build-3</meta:generator>
    <dc:date>2013-10-31T17:13:39.920638439</dc:date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92cm" svg:height="15.721cm" xlink:href=".." xlink:type="simple" chart:class="chart:scatter" chart:style-name="ch1">
        <chart:title svg:x="8.068cm" svg:y="0.449cm" chart:style-name="ch2">
          <text:p>Grid Size (n) verseTime</text:p>
        </chart:title>
        <chart:legend chart:legend-position="end" svg:x="17.135cm" svg:y="6.784cm" style:legend-expansion="high" chart:style-name="ch3"/>
        <chart:plot-area chart:style-name="ch4" table:cell-range-address="Sheet1.A1:Sheet1.E10" chart:data-source-has-labels="row" svg:x="1.425cm" svg:y="2.176cm" svg:width="14.868cm" svg:height="12.257cm">
          <chartooo:coordinate-region svg:x="2.063cm" svg:y="2.383cm" svg:width="13.841cm" svg:height="11.388cm"/>
          <chart:axis chart:dimension="x" chart:name="primary-x" chart:style-name="ch5">
            <chart:title svg:x="7.919cm" svg:y="14.748cm" chart:style-name="ch6">
              <text:p>Grid Size (n)</text:p>
            </chart:title>
          </chart:axis>
          <chart:axis chart:dimension="y" chart:name="primary-y" chart:style-name="ch5">
            <chart:title svg:x="0.451cm" svg:y="9.607cm" chart:style-name="ch7">
              <text:p>Time (in seconds)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style-name="ch10" chart:values-cell-range-address="Sheet1.C2:Sheet1.C10" chart:label-cell-address="Sheet1.C1:Sheet1.C1" chart:class="chart:scatter">
            <chart:data-point chart:repeated="9"/>
          </chart:series>
          <chart:series chart:style-name="ch11" chart:values-cell-range-address="Sheet1.D2:Sheet1.D10" chart:label-cell-address="Sheet1.D1:Sheet1.D1" chart:class="chart:scatter">
            <chart:data-point chart:repeated="9"/>
          </chart:series>
          <chart:series chart:style-name="ch12" chart:values-cell-range-address="Sheet1.E2:Sheet1.E10" chart:label-cell-address="Sheet1.E1:Sheet1.E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eighted</text:p>
                <draw:g>
                  <svg:desc>Sheet1.B1:Sheet1.B1</svg:desc>
                </draw:g>
              </table:table-cell>
              <table:table-cell office:value-type="string">
                <text:p>Not Weighted</text:p>
                <draw:g>
                  <svg:desc>Sheet1.C1:Sheet1.C1</svg:desc>
                </draw:g>
              </table:table-cell>
              <table:table-cell office:value-type="string">
                <text:p>Weighted Fit</text:p>
                <draw:g>
                  <svg:desc>Sheet1.D1:Sheet1.D1</svg:desc>
                </draw:g>
              </table:table-cell>
              <table:table-cell office:value-type="string">
                <text:p>Not Weighted Fi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2:Sheet1.A10</svg:desc>
                </draw:g>
              </table:table-cell>
              <table:table-cell office:value-type="float" office:value="0.002">
                <text:p>0.002</text:p>
                <draw:g>
                  <svg:desc>Sheet1.B2:Sheet1.B10</svg:desc>
                </draw:g>
              </table:table-cell>
              <table:table-cell office:value-type="float" office:value="0.002">
                <text:p>0.002</text:p>
                <draw:g>
                  <svg:desc>Sheet1.C2:Sheet1.C10</svg:desc>
                </draw:g>
              </table:table-cell>
              <table:table-cell office:value-type="float" office:value="0.000128">
                <text:p>0.000128</text:p>
                <draw:g>
                  <svg:desc>Sheet1.D2:Sheet1.D10</svg:desc>
                </draw:g>
              </table:table-cell>
              <table:table-cell office:value-type="float" office:value="0.000000950272">
                <text:p>0.000000950272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0512">
                <text:p>0.000512</text:p>
              </table:table-cell>
              <table:table-cell office:value-type="float" office:value="0.00000950272">
                <text:p>0.00000950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02048">
                <text:p>0.002048</text:p>
              </table:table-cell>
              <table:table-cell office:value-type="float" office:value="0.000091226112">
                <text:p>0.000091226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006">
                <text:p>0.006</text:p>
              </table:table-cell>
              <table:table-cell office:value-type="float" office:value="0.018">
                <text:p>0.018</text:p>
              </table:table-cell>
              <table:table-cell office:value-type="float" office:value="0.008192">
                <text:p>0.008192</text:p>
              </table:table-cell>
              <table:table-cell office:value-type="float" office:value="0.000851443712">
                <text:p>0.000851443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0.019">
                <text:p>0.019</text:p>
              </table:table-cell>
              <table:table-cell office:value-type="float" office:value="0.015">
                <text:p>0.015</text:p>
              </table:table-cell>
              <table:table-cell office:value-type="float" office:value="0.032768">
                <text:p>0.032768</text:p>
              </table:table-cell>
              <table:table-cell office:value-type="float" office:value="0.007784628224">
                <text:p>0.007784628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0.048">
                <text:p>0.048</text:p>
              </table:table-cell>
              <table:table-cell office:value-type="float" office:value="0.064">
                <text:p>0.064</text:p>
              </table:table-cell>
              <table:table-cell office:value-type="float" office:value="0.131072">
                <text:p>0.131072</text:p>
              </table:table-cell>
              <table:table-cell office:value-type="float" office:value="0.070061654016">
                <text:p>0.070061654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0.406">
                <text:p>0.406</text:p>
              </table:table-cell>
              <table:table-cell office:value-type="float" office:value="0.502">
                <text:p>0.502</text:p>
              </table:table-cell>
              <table:table-cell office:value-type="float" office:value="0.524288">
                <text:p>0.524288</text:p>
              </table:table-cell>
              <table:table-cell office:value-type="float" office:value="0.62277025792">
                <text:p>0.62277025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2.035">
                <text:p>2.035</text:p>
              </table:table-cell>
              <table:table-cell office:value-type="float" office:value="5.952">
                <text:p>5.952</text:p>
              </table:table-cell>
              <table:table-cell office:value-type="float" office:value="2.097152">
                <text:p>2.097152</text:p>
              </table:table-cell>
              <table:table-cell office:value-type="float" office:value="5.480378269696">
                <text:p>5.480378269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7.375">
                <text:p>7.375</text:p>
              </table:table-cell>
              <table:table-cell office:value-type="float" office:value="46.447">
                <text:p>46.447</text:p>
              </table:table-cell>
              <table:table-cell office:value-type="float" office:value="8.388608">
                <text:p>8.388608</text:p>
              </table:table-cell>
              <table:table-cell office:value-type="float" office:value="47.828755808256">
                <text:p>47.828755808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1cm" xlink:href=".." xlink:type="simple" chart:class="chart:scatter" chart:style-name="ch1">
        <chart:title svg:x="4.768cm" svg:y="0.315cm" chart:style-name="ch2">
          <text:p>Number of Tests (t) verse Time</text:p>
        </chart:title>
        <chart:legend chart:legend-position="end" svg:x="12.519cm" svg:y="3.937cm" style:legend-expansion="high" chart:style-name="ch3"/>
        <chart:plot-area chart:style-name="ch4" table:cell-range-address="Sheet1.A14:Sheet1.C22 Sheet1.B1:Sheet1.C1" chart:data-source-has-labels="row" svg:x="1.323cm" svg:y="1.64cm" svg:width="10.558cm" svg:height="6.207cm">
          <chartooo:coordinate-region svg:x="1.961cm" svg:y="1.847cm" svg:width="9.531cm" svg:height="5.338cm"/>
          <chart:axis chart:dimension="x" chart:name="primary-x" chart:style-name="ch5">
            <chart:title svg:x="5.226cm" svg:y="8.028cm" chart:style-name="ch6">
              <text:p>Number of Tests (t)</text:p>
            </chart:title>
          </chart:axis>
          <chart:axis chart:dimension="y" chart:name="primary-y" chart:style-name="ch5">
            <chart:title svg:x="0.451cm" svg:y="6.046cm" chart:style-name="ch7">
              <text:p>Time (in seconds)</text:p>
            </chart:title>
            <chart:grid chart:style-name="ch8" chart:class="major"/>
          </chart:axis>
          <chart:series chart:style-name="ch9" chart:values-cell-range-address="Sheet1.B14:Sheet1.B22" chart:label-cell-address="Sheet1.B1:Sheet1.B1" chart:class="chart:scatter">
            <chart:domain table:cell-range-address="Sheet1.A14:Sheet1.A22"/>
            <chart:data-point chart:repeated="9"/>
          </chart:series>
          <chart:series chart:style-name="ch10" chart:values-cell-range-address="Sheet1.C14:Sheet1.C22" chart:label-cell-address="Sheet1.C1:Sheet1.C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eighted</text:p>
                <draw:g>
                  <svg:desc>Sheet1.B1:Sheet1.B1</svg:desc>
                </draw:g>
              </table:table-cell>
              <table:table-cell office:value-type="string">
                <text:p>Not Weight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4:Sheet1.A22</svg:desc>
                </draw:g>
              </table:table-cell>
              <table:table-cell office:value-type="float" office:value="0.047">
                <text:p>0.047</text:p>
                <draw:g>
                  <svg:desc>Sheet1.B14:Sheet1.B22</svg:desc>
                </draw:g>
              </table:table-cell>
              <table:table-cell office:value-type="float" office:value="0.062">
                <text:p>0.062</text:p>
                <draw:g>
                  <svg:desc>Sheet1.C14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089">
                <text:p>0.089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181">
                <text:p>0.181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366">
                <text:p>0.366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0.74">
                <text:p>0.74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1.5">
                <text:p>1.5</text:p>
              </table:table-cell>
              <table:table-cell office:value-type="float" office:value="2.273">
                <text:p>2.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3.164">
                <text:p>3.164</text:p>
              </table:table-cell>
              <table:table-cell office:value-type="float" office:value="4.456">
                <text:p>4.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6.274">
                <text:p>6.274</text:p>
              </table:table-cell>
              <table:table-cell office:value-type="float" office:value="9.154">
                <text:p>9.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12.613">
                <text:p>12.613</text:p>
              </table:table-cell>
              <table:table-cell office:value-type="float" office:value="18.229">
                <text:p>18.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